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4.5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979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4.5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79in" fo:margin-left="0in" fo:margin-top="0in" fo:margin-bottom="0in" table:align="left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4.5306in"/>
    </style:style>
    <style:style style:name="Table3.1" style:family="table-row">
      <style:table-row-properties style:min-row-height="1.6354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fo:keep-together="auto"/>
    </style:style>
    <style:style style:name="Table4" style:family="table">
      <style:table-properties style:width="6.6979in" fo:margin-left="0in" fo:margin-top="0in" fo:margin-bottom="0in" table:align="left"/>
    </style:style>
    <style:style style:name="Table4.A" style:family="table-column">
      <style:table-column-properties style:column-width="2.175in"/>
    </style:style>
    <style:style style:name="Table4.B" style:family="table-column">
      <style:table-column-properties style:column-width="4.522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111111" style:font-name="Montserrat" fo:font-size="25pt" style:font-name-asian="Montserrat1" style:font-size-asian="25pt" style:font-name-complex="Montserrat1" style:font-size-complex="25pt"/>
    </style:style>
    <style:style style:name="P3" style:family="paragraph" style:parent-style-name="Standard">
      <style:paragraph-properties fo:text-align="center" style:justify-single-word="false"/>
      <style:text-properties fo:color="#111111" style:font-name="Montserrat" fo:font-size="25pt" style:font-name-asian="Montserrat1" style:font-size-asian="25pt" style:font-name-complex="Montserrat1" style:font-size-complex="25pt"/>
    </style:style>
    <style:style style:name="P4" style:family="paragraph" style:parent-style-name="Standard">
      <style:text-properties fo:color="#111111" style:font-name="Montserrat" fo:font-size="22pt" style:font-name-asian="Montserrat1" style:font-size-asian="22pt" style:font-name-complex="Montserrat1" style:font-size-complex="22pt"/>
    </style:style>
    <style:style style:name="P5" style:family="paragraph" style:parent-style-name="Standard">
      <style:text-properties fo:color="#111111" style:font-name="Montserrat" fo:font-size="20pt" style:font-name-asian="Montserrat1" style:font-size-asian="20pt" style:font-name-complex="Montserrat1" style:font-size-complex="20pt"/>
    </style:style>
    <style:style style:name="P6" style:family="paragraph" style:parent-style-name="Standard">
      <style:text-properties fo:color="#111111" style:font-name="Montserrat Light" fo:font-size="20pt" style:font-name-asian="Montserrat Light1" style:font-size-asian="20pt" style:font-name-complex="Montserrat Light1" style:font-size-complex="20pt"/>
    </style:style>
    <style:style style:name="P7" style:family="paragraph" style:parent-style-name="Standard">
      <style:text-properties fo:color="#111111" style:font-name="Montserrat Light" style:font-name-asian="Montserrat Light1" style:font-name-complex="Montserrat Light1"/>
    </style:style>
    <style:style style:name="P8" style:family="paragraph" style:parent-style-name="Standard">
      <style:text-properties fo:color="#111111" style:font-name="Montserrat Light" fo:font-size="18pt" style:font-name-asian="Montserrat Light1" style:font-size-asian="18pt" style:font-name-complex="Montserrat Light1" style:font-size-complex="18pt"/>
    </style:style>
    <style:style style:name="P9" style:family="paragraph" style:parent-style-name="Standard">
      <style:paragraph-properties fo:line-height="120%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111111" style:text-line-through-style="none" style:text-line-through-type="none" style:text-position="0% 100%" style:font-name="Montserrat Light" fo:font-size="20pt" fo:font-style="normal" style:text-underline-style="none" fo:font-weight="normal" style:font-name-asian="Montserrat Light1" style:font-size-asian="20pt" style:font-style-asian="normal" style:font-weight-asian="normal" style:font-name-complex="Montserrat Light1" style:font-size-complex="2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111111" style:text-line-through-style="none" style:text-line-through-type="none" style:text-position="0% 100%" style:font-name="Montserrat Light" fo:font-size="18pt" fo:font-style="normal" style:text-underline-style="none" fo:font-weight="normal" style:font-name-asian="Montserrat Light1" style:font-size-asian="18pt" style:font-style-asian="normal" style:font-weight-asian="normal" style:font-name-complex="Montserrat Light1" style:font-size-complex="1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111111" style:font-name="Montserrat Light" style:font-name-asian="Montserrat Light1" style:font-name-complex="Montserrat Light1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111111" style:font-name="Montserrat Light" fo:font-size="9pt" style:font-name-asian="Montserrat Light1" style:font-size-asian="9pt" style:font-name-complex="Montserrat Light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111111" style:font-name="Montserrat Light" fo:font-size="20pt" style:font-name-asian="Montserrat Light1" style:font-size-asian="20pt" style:font-name-complex="Montserrat Light1" style:font-size-complex="20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434343" style:font-name="Montserrat Light" style:font-name-asian="Montserrat Light1" style:font-name-complex="Montserrat Light1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111111" style:font-name="Montserrat" fo:font-size="30pt" style:font-name-asian="Montserrat1" style:font-size-asian="30pt" style:font-name-complex="Montserrat1" style:font-size-complex="30pt"/>
    </style:style>
    <style:style style:name="T2" style:family="text">
      <style:text-properties fo:color="#111111" style:font-name="Montserrat" fo:font-size="22pt" style:font-name-asian="Montserrat1" style:font-size-asian="22pt" style:font-name-complex="Montserrat1" style:font-size-complex="22pt"/>
    </style:style>
    <style:style style:name="T3" style:family="text">
      <style:text-properties fo:color="#111111" style:font-name="Montserrat Light" fo:font-size="16pt" style:font-name-asian="Montserrat Light1" style:font-size-asian="16pt" style:font-name-complex="Montserrat Light1" style:font-size-complex="16pt"/>
    </style:style>
    <style:style style:name="T4" style:family="text">
      <style:text-properties fo:color="#111111" style:font-name="Montserrat Light" fo:font-size="18pt" style:font-name-asian="Montserrat Light1" style:font-size-asian="18pt" style:font-name-complex="Montserrat Light1" style:font-size-complex="18pt"/>
    </style:style>
    <style:style style:name="T5" style:family="text">
      <style:text-properties fo:color="#111111" style:font-name="Montserrat Light" style:font-name-asian="Montserrat Light1" style:font-name-complex="Montserrat Light1"/>
    </style:style>
    <style:style style:name="T6" style:family="text">
      <style:text-properties fo:color="#111111" style:font-name="Montserrat Light" fo:font-size="20pt" style:font-name-asian="Montserrat Light1" style:font-size-asian="20pt" style:font-name-complex="Montserrat Light1" style:font-size-complex="20pt"/>
    </style:style>
    <style:style style:name="T7" style:family="text">
      <style:text-properties fo:color="#999999" style:font-name="Montserrat" fo:font-size="24pt" style:font-name-asian="Montserrat1" style:font-size-asian="24pt" style:font-name-complex="Montserrat1" style:font-size-complex="24pt"/>
    </style:style>
    <style:style style:name="T8" style:family="text">
      <style:text-properties fo:color="#666666" style:font-name="Montserrat Light" fo:font-size="16pt" style:font-name-asian="Montserrat Light1" style:font-size-asian="16pt" style:font-name-complex="Montserrat Light1" style:font-size-complex="16pt"/>
    </style:style>
    <style:style style:name="T9" style:family="text">
      <style:text-properties fo:font-variant="normal" fo:text-transform="none" fo:color="#111111" style:text-line-through-style="none" style:text-line-through-type="none" style:text-position="0% 100%" style:font-name="Montserrat Light" fo:font-size="16pt" fo:font-style="normal" style:text-underline-style="none" fo:font-weight="normal" style:font-name-asian="Montserrat Light1" style:font-size-asian="16pt" style:font-style-asian="normal" style:font-weight-asian="normal" style:font-name-complex="Montserrat Light1" style:font-size-complex="16pt"/>
    </style:style>
    <style:style style:name="T10" style:family="text">
      <style:text-properties fo:font-variant="normal" fo:text-transform="none" fo:color="#111111" style:text-line-through-style="none" style:text-line-through-type="none" style:text-position="0% 100%" style:font-name="Montserrat Light" fo:font-size="18pt" fo:font-style="normal" style:text-underline-style="none" fo:font-weight="normal" style:font-name-asian="Montserrat Light1" style:font-size-asian="18pt" style:font-style-asian="normal" style:font-weight-asian="normal" style:font-name-complex="Montserrat Light1" style:font-size-complex="18pt"/>
    </style:style>
    <style:style style:name="T11" style:family="text">
      <style:text-properties fo:font-variant="normal" fo:text-transform="none" fo:color="#111111" style:text-line-through-style="none" style:text-line-through-type="none" style:text-position="0% 100%" style:font-name="Montserrat Light" fo:font-size="20pt" fo:font-style="normal" style:text-underline-style="none" fo:font-weight="normal" style:font-name-asian="Montserrat Light1" style:font-size-asian="20pt" style:font-style-asian="normal" style:font-weight-asian="normal" style:font-name-complex="Montserrat Light1" style:font-size-complex="20pt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Montserrat Light" fo:font-size="16pt" fo:font-style="normal" style:text-underline-style="none" fo:font-weight="normal" style:font-name-asian="Montserrat Light1" style:font-size-asian="16pt" style:font-style-asian="normal" style:font-weight-asian="normal" style:font-name-complex="Montserrat Light1" style:font-size-complex="16pt"/>
    </style:style>
    <style:style style:name="T13" style:family="text">
      <style:text-properties fo:color="#434343" style:font-name="Montserrat Light" style:font-name-asian="Montserrat Light1" style:font-name-complex="Montserrat Light1"/>
    </style:style>
    <style:style style:name="T14" style:family="text">
      <style:text-properties fo:color="#434343" style:font-name="Montserrat Light" fo:font-size="13pt" style:font-name-asian="Montserrat Light1" style:font-size-asian="13pt" style:font-name-complex="Montserrat Light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MEHMET BURAK ERMAN</text:span></text:p>
      <text:p text:style-name="P1"><text:span text:style-name="T7">Frontend Developer</text:span></text:p>
      <text:p text:style-name="P3"/>
      <text:p text:style-name="P3"/>
      <text:p text:style-name="P3"/>
      <text:p text:style-name="P3"/>
      <text:p text:style-name="Standard"><text:span text:style-name="T3">Born in 1994.</text:span></text:p>
      <text:p text:style-name="Standard"><text:span text:style-name="T3">Lives in Istanbul, Turkey.</text:span></text:p>
      <text:p text:style-name="P6"/>
      <text:p text:style-name="P6"/>
      <text:p text:style-name="P9"><text:a xlink:type="simple" xlink:href="https://mburakerman.github.io/" text:style-name="ListLabel_20_1" text:visited-style-name="ListLabel_20_1"><text:span text:style-name="T4">mburakerman.github.io</text:span></text:a></text:p>
      <text:p text:style-name="P9"><text:a xlink:type="simple" xlink:href="https://www.linkedin.com/in/mburakerman/" text:style-name="ListLabel_20_1" text:visited-style-name="ListLabel_20_1"><text:span text:style-name="T4">linkedin.com/in/mburakerman</text:span></text:a></text:p>
      <text:p text:style-name="P9"><text:a xlink:type="simple" xlink:href="https://github.com/mburakerman/" text:style-name="ListLabel_20_1" text:visited-style-name="ListLabel_20_1"><text:span text:style-name="T4">github.com/mburakerman</text:span></text:a></text:p>
      <text:p text:style-name="P9"><text:a xlink:type="simple" xlink:href="https://codepen.io/mburakerman/" text:style-name="ListLabel_20_1" text:visited-style-name="ListLabel_20_1"><text:span text:style-name="T4">codepen.io/mburakerman</text:span></text:a></text:p>
      <text:p text:style-name="P9"><text:a xlink:type="simple" xlink:href="mailto:mburakerman@gmail.com" text:style-name="ListLabel_20_1" text:visited-style-name="ListLabel_20_1"><text:span text:style-name="T4">mburakerman@gmail.com</text:span>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/>
      <text:p text:style-name="Standard"><text:span text:style-name="T2">EXPERIENCE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8">08.2021 –</text:span></text:p>
            <text:p text:style-name="Standard"><text:span text:style-name="T8">current</text:span></text:p>
          </table:table-cell>
          <table:table-cell table:style-name="Table1.A1" office:value-type="string">
            <text:p text:style-name="Standard"><text:span text:style-name="T3">SCOUTIUM</text:span></text:p>
            <text:p text:style-name="P6"/>
            <text:p text:style-name="P10"><text:span text:style-name="T4">Frontend Developer</text:span></text:p>
            <text:p text:style-name="Standard"><text:span text:style-name="T5">Scoutium is a digital football scouting platform that discovers young talents.</text:span></text:p>
            <text:p text:style-name="P7"/>
            <text:p text:style-name="Standard"><text:span text:style-name="T5">- Developing and maintaining Nuxt.js and Next.js apps.</text:span></text:p>
            <text:p text:style-name="Standard"><text:span text:style-name="T5">- Refactoring and implementing new features.</text:span></text:p>
            <text:p text:style-name="Standard"><text:span text:style-name="T5">- Migrating Nuxt.js app from JavaScript to TypeScript.</text:span></text:p>
            <text:p text:style-name="P7"/>
            <text:p text:style-name="Standard"><text:span text:style-name="T5">Technology Stack: HTML, CSS, SASS, JavaScript, TypeScript, Nuxt.js, Next.js, Vue, Vuetify, Styled Components, Figma</text:span></text:p>
            <text:p text:style-name="P8"/>
            <text:p text:style-name="P6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8">04.2018 –</text:span></text:p>
            <text:p text:style-name="Standard"><text:span text:style-name="T8">07.2021</text:span></text:p>
          </table:table-cell>
          <table:table-cell table:style-name="Table2.A1" office:value-type="string">
            <text:p text:style-name="P11"><text:span text:style-name="T9">ZERO STUDIOS</text:span></text:p>
            <text:p text:style-name="P12"/>
            <text:p text:style-name="P14"><text:span text:style-name="T10">Front</text:span><text:span text:style-name="T4">e</text:span><text:span text:style-name="T10">nd Developer</text:span></text:p>
            <text:p text:style-name="P11"><text:span text:style-name="T5">Zero Studios is a development agency specialize in frontend development, content management system implementation, maintenance.</text:span></text:p>
            <text:p text:style-name="P15"/>
            <text:p text:style-name="P11"><text:span text:style-name="T5">- Developed and maintained whole frontend structure of high-traffic websites: Fibabanka, Fiba Pension and Life Inc., Türkiye Sigorta.</text:span></text:p>
            <text:p text:style-name="P11"><text:span text:style-name="T5">- Impelemented websites to The Sitefinity CMS.</text:span></text:p>
            <text:p text:style-name="P11"><text:span text:style-name="T5">- Fibabanka has been awarded the "Third Place Award" by 17th Golden Spider Awards.</text:span></text:p>
            <text:p text:style-name="P11"><text:span text:style-name="T5">- Developed BKM Express user dashboard with Vue and Vuex which is the largest e-wallet platform in Turkey.</text:span></text:p>
            <text:p text:style-name="P16"/>
            <text:p text:style-name="P15"/>
            <text:p text:style-name="P11"><text:span text:style-name="T5">Technology Stack: HTML, Pug, CSS, SASS, Stylus, JavaScript, TypeScript, jQuery, Handlebars, Vue, React, The Sitefinity CMS, Zeplin, Figma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8">08.2017 –</text:span></text:p>
            <text:p text:style-name="Standard"><text:span text:style-name="T8">04.2018</text:span></text:p>
          </table:table-cell>
          <table:table-cell table:style-name="Table3.A1" office:value-type="string">
            <text:p text:style-name="P11"><text:span text:style-name="T10">PUXO DIGITAL EXPERIENCE</text:span></text:p>
            <text:p text:style-name="P12"/>
            <text:p text:style-name="P14"><text:span text:style-name="T4">Junior </text:span><text:span text:style-name="T10">Front</text:span><text:span text:style-name="T4">e</text:span><text:span text:style-name="T10">nd Developer</text:span></text:p>
            <text:p text:style-name="P11"><text:span text:style-name="T13">- Developed and maintained high-traffic marketing websites. </text:span></text:p>
            <text:p text:style-name="P11"><text:span text:style-name="T13">- Coded fully responsive landing pages..</text:span></text:p>
            <text:p text:style-name="P18"/>
            <text:p text:style-name="P11"><text:span text:style-name="T13">Technology Stack: HTML, CSS, JavaScript, jQuery, Bootstrap</text:span></text:p>
            <text:p text:style-name="P12"/>
            <text:p text:style-name="P12"/>
          </table:table-cell>
        </table:table-row>
        <table:table-row table:style-name="Table3.2">
          <table:table-cell table:style-name="Table3.A1" office:value-type="string">
            <text:p text:style-name="P11"><text:span text:style-name="T12">0</text:span><text:span text:style-name="T8">6</text:span><text:span text:style-name="T12">.2017 –</text:span></text:p>
            <text:p text:style-name="P11"><text:span text:style-name="T12">08.2017</text:span></text:p>
          </table:table-cell>
          <table:table-cell table:style-name="Table3.A1" office:value-type="string">
            <text:p text:style-name="P11"><text:span text:style-name="T10">KAODA</text:span></text:p>
            <text:p text:style-name="P12"/>
            <text:p text:style-name="P14"><text:span text:style-name="T11">Junior Front</text:span><text:span text:style-name="T6">e</text:span><text:span text:style-name="T11">nd Developer</text:span></text:p>
            <text:p text:style-name="P11"><text:span text:style-name="T14">-</text:span><text:span text:style-name="T13"> Developed Facebook Advertising Games using HTML, CSS and JavaScript</text:span></text:p>
            <text:p text:style-name="P18"/>
            <text:p text:style-name="P11"><text:span text:style-name="T13">Technology Stack: HTML, CSS, JavaScript, jQuery</text:span></text:p>
            <text:p text:style-name="P17"/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2">EDUCATION</text:span></text:p>
      <text:p text:style-name="P5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1"><text:span text:style-name="T12">09.2012 –</text:span></text:p>
            <text:p text:style-name="P11"><text:span text:style-name="T12">01.2017</text:span></text:p>
          </table:table-cell>
          <table:table-cell table:style-name="Table4.A1" office:value-type="string">
            <text:p text:style-name="P11"><text:span text:style-name="T10">HACETTEPE UNIVERSITY</text:span></text:p>
            <text:p text:style-name="P13"/>
            <text:p text:style-name="P11"><text:span text:style-name="T10">Economics</text:span></text:p>
            <text:p text:style-name="P12"/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1"><text:span text:style-name="T12">08.2014 –</text:span></text:p>
            <text:p text:style-name="P11"><text:span text:style-name="T12">02.2015</text:span></text:p>
          </table:table-cell>
          <table:table-cell table:style-name="Table4.A1" office:value-type="string">
            <text:p text:style-name="P11"><text:span text:style-name="T10">HOCHSCHULE WORMS</text:span></text:p>
            <text:p text:style-name="P13"/>
            <text:p text:style-name="P11"><text:span text:style-name="T10">Erasmus Programme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4"/>
      <text:p text:style-name="P4"/>
      <text:p text:style-name="P4"/>
      <text:p text:style-name="P4"/>
      <text:p text:style-name="Standard"><text:span text:style-name="T2">TECHNICAL SKILLS</text:span></text:p>
      <text:p text:style-name="P5"/>
      <text:p text:style-name="Standard"><text:span text:style-name="T4">HTML5 - Pug</text:span></text:p>
      <text:p text:style-name="Standard"><text:span text:style-name="T4">CSS3 <text:s/>- Sass, Stylus</text:span></text:p>
      <text:p text:style-name="Standard"><text:soft-page-break/><text:span text:style-name="T4">JavaScript - TypeScript, Vue, React, Nuxt, Next</text:span></text:p>
      <text:p text:style-name="Standard"><text:span text:style-name="T4">Basic knowledge of Pyth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tr" fo:country="TR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tr" fo:country="TR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normal" style:font-name-asian="Arial1" style:font-family-asian="Arial" style:font-family-generic-asian="system" style:font-pitch-asian="variable" style:font-size-asian="14pt" style:font-style-asian="italic" style:font-weight-asian="normal" style:font-name-complex="Arial1" style:font-family-complex="Arial" style:font-family-generic-complex="system" style:font-pitch-complex="variable" style:font-size-complex="14pt"/>
    </style:style>
    <style:style style:name="ListLabel_20_1" style:display-name="ListLabel 1" style:family="text">
      <style:text-properties fo:color="#111111" style:font-name="Montserrat Light" fo:font-family="'Montserrat Light'" style:font-family-generic="roman" style:font-pitch="variable" fo:font-size="18pt" style:font-name-asian="Montserrat Light1" style:font-family-asian="'Montserrat Light'" style:font-family-generic-asian="system" style:font-pitch-asian="variable" style:font-size-asian="18pt" style:font-name-complex="Montserrat Light1" style:font-family-complex="'Montserrat Light'" style:font-family-generic-complex="system" style:font-pitch-complex="variable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4" meta:paragraph-count="56" meta:word-count="248" meta:character-count="1868" meta:non-whitespace-character-count="1668"/>
    <meta:generator>LibreOfficeDev/6.0.5.2$Linux_X86_64 LibreOffice_project/</meta:generator>
  </office:meta>
</office:document-meta>
</file>